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" svg:font-family="Arial" style:font-family-generic="swiss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style:writing-mode="page"/>
    </style:style>
    <style:style style:name="P2" style:family="paragraph" style:parent-style-name="Standard">
      <style:paragraph-properties style:writing-mode="page"/>
      <style:text-properties officeooo:paragraph-rsid="00224832"/>
    </style:style>
    <style:style style:name="P3" style:family="paragraph" style:parent-style-name="Standard">
      <style:paragraph-properties fo:text-align="start" style:justify-single-word="false" style:writing-mode="page"/>
      <style:text-properties fo:font-weight="bold" officeooo:rsid="005f9f46" officeooo:paragraph-rsid="005b2b80" style:font-weight-asian="bold" style:font-weight-complex="bold"/>
    </style:style>
    <style:style style:name="P4" style:family="paragraph" style:parent-style-name="Standard">
      <style:paragraph-properties style:writing-mode="page"/>
      <style:text-properties officeooo:paragraph-rsid="00a4b950"/>
    </style:style>
    <style:style style:name="P5" style:family="paragraph" style:parent-style-name="Standard" style:master-page-name="Landscape">
      <style:paragraph-properties style:page-number="auto" style:writing-mode="page"/>
      <style:text-properties fo:font-size="14pt" fo:font-weight="bold" officeooo:rsid="0015c3ad" officeooo:paragraph-rsid="0015c3ad" style:font-size-asian="14pt" style:font-weight-asian="bold" style:font-size-complex="14pt" style:font-weight-complex="bold"/>
    </style:style>
    <style:style style:name="P6" style:family="paragraph">
      <style:paragraph-properties fo:text-align="center"/>
    </style:style>
    <style:style style:name="P7" style:family="paragraph">
      <style:paragraph-properties fo:text-align="start"/>
    </style:style>
    <style:style style:name="P8" style:family="paragraph">
      <style:paragraph-properties fo:margin-left="0.499cm" fo:margin-right="0cm" fo:text-align="start" fo:text-indent="0cm" style:writing-mode="lr-tb"/>
    </style:style>
    <style:style style:name="P9" style:family="paragraph">
      <loext:graphic-properties draw:fill="solid" draw:fill-color="#ffffff"/>
      <style:paragraph-properties fo:text-align="center"/>
    </style:style>
    <style:style style:name="P10" style:family="paragraph">
      <style:paragraph-properties fo:text-align="center"/>
      <style:text-properties fo:color="#ffffff" fo:font-weight="bold" style:font-weight-asian="bold" style:font-weight-complex="bold"/>
    </style:style>
    <style:style style:name="P11" style:family="paragraph">
      <style:paragraph-properties fo:margin-left="0.499cm" fo:margin-right="0cm" fo:line-height="200%" fo:text-align="start" fo:text-indent="0cm" style:writing-mode="lr-tb"/>
    </style:style>
    <style:style style:name="P12" style:family="paragraph">
      <style:paragraph-properties fo:margin-left="0.499cm" fo:margin-right="0cm" fo:text-align="start" fo:text-indent="0cm"/>
    </style:style>
    <style:style style:name="P13" style:family="paragraph">
      <loext:graphic-properties draw:fill="solid" draw:fill-color="#000000"/>
      <style:text-properties fo:font-size="10pt"/>
    </style:style>
    <style:style style:name="P14" style:family="paragraph">
      <loext:graphic-properties draw:fill="solid" draw:fill-color="#000000"/>
    </style:style>
    <style:style style:name="P15" style:family="paragraph">
      <style:paragraph-properties fo:text-align="center"/>
      <style:text-properties fo:color="#ffffff" style:text-outline="true" fo:font-size="10pt" fo:font-weight="bold" style:font-weight-asian="bold" style:font-weight-complex="bold"/>
    </style:style>
    <style:style style:name="P16" style:family="paragraph">
      <style:paragraph-properties fo:text-align="start"/>
      <style:text-properties fo:color="#ffffff" fo:font-weight="bold" style:font-weight-asian="bold" style:font-weight-complex="bold"/>
    </style:style>
    <style:style style:name="P17" style:family="paragraph">
      <style:paragraph-properties fo:text-align="center"/>
      <style:text-properties fo:color="#ffffff" fo:font-size="10pt" fo:font-weight="bold" style:font-weight-asian="bold" style:font-weight-complex="bold"/>
    </style:style>
    <style:style style:name="T1" style:family="text">
      <style:text-properties officeooo:rsid="001d61fb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color="#ffffff" fo:font-weight="bold" style:font-weight-asian="bold" style:font-weight-complex="bold"/>
    </style:style>
    <style:style style:name="T5" style:family="text">
      <style:text-properties fo:color="#ffffff" fo:font-size="10pt" fo:font-weight="bold" style:font-weight-asian="bold" style:font-weight-complex="bold"/>
    </style:style>
    <style:style style:name="gr1" style:family="graphic">
      <style:graphic-properties svg:stroke-color="#000000" draw:fill="solid" draw:fill-color="#ffffff" draw:textarea-horizontal-align="justify" draw:textarea-vertical-align="top" draw:auto-grow-height="false" fo:min-height="9.574cm" fo:min-width="12.25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justify" draw:textarea-vertical-align="middle" draw:auto-grow-height="false" fo:min-height="0.734cm" fo:min-width="1.85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color="#000000" draw:fill="solid" draw:fill-color="#ffffff" draw:textarea-horizontal-align="justify" draw:textarea-vertical-align="top" draw:auto-grow-height="false" fo:min-height="8.934cm" fo:min-width="11.81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textarea-horizontal-align="justify" draw:textarea-vertical-align="middle" draw:auto-grow-height="false" fo:min-height="0.471cm" fo:min-width="1.58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textarea-horizontal-align="justify" draw:textarea-vertical-align="middle" draw:auto-grow-height="false" fo:min-height="0.734cm" fo:min-width="2.17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vg:stroke-color="#000000" draw:fill="solid" draw:fill-color="#ffffff" draw:textarea-horizontal-align="justify" draw:textarea-vertical-align="top" draw:auto-grow-height="false" fo:min-height="9.454cm" fo:min-width="12.1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svg:stroke-color="#000000" draw:fill="solid" draw:fill-color="#ffffff" draw:textarea-horizontal-align="justify" draw:textarea-vertical-align="top" draw:auto-grow-height="false" fo:min-height="9.042cm" fo:min-width="11.82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textarea-horizontal-align="justify" draw:textarea-vertical-align="middle" draw:auto-grow-height="false" fo:min-height="0.734cm" fo:min-width="1.71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fill="solid" draw:fill-color="#000000" draw:textarea-horizontal-align="justify" draw:textarea-vertical-align="middle" draw:auto-grow-height="false" fo:min-height="0.37cm" fo:min-width="0.62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fill="solid" draw:fill-color="#000000" draw:textarea-horizontal-align="justify" draw:textarea-vertical-align="middle" draw:auto-grow-height="false" fo:min-height="0.554cm" fo:min-width="0.37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textarea-horizontal-align="justify" draw:textarea-vertical-align="middle" draw:auto-grow-height="false" fo:min-height="0.736cm" fo:min-width="1.46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svg:stroke-color="#000000" draw:fill="solid" draw:fill-color="#ffffff" draw:textarea-horizontal-align="justify" draw:textarea-vertical-align="top" draw:auto-grow-height="false" fo:min-height="6.966cm" fo:min-width="11.54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fill="solid" draw:fill-color="#000000" draw:textarea-horizontal-align="justify" draw:textarea-vertical-align="middle" draw:auto-grow-height="false" fo:min-height="0.476cm" fo:min-width="0.62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textarea-horizontal-align="justify" draw:textarea-vertical-align="middle" draw:auto-grow-height="false" fo:min-height="0.67cm" fo:min-width="1.65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textarea-horizontal-align="justify" draw:textarea-vertical-align="middle" draw:auto-grow-height="false" fo:min-height="0.764cm" fo:min-width="8.42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svg:stroke-color="#000000" draw:fill="solid" draw:fill-color="#ffffff" draw:textarea-horizontal-align="justify" draw:textarea-vertical-align="top" draw:auto-grow-height="false" fo:min-height="8.483cm" fo:min-width="12.35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draw:textarea-horizontal-align="justify" draw:textarea-vertical-align="middle" draw:auto-grow-height="false" fo:min-height="0.734cm" fo:min-width="1.58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draw:textarea-horizontal-align="justify" draw:textarea-vertical-align="middle" draw:auto-grow-height="false" fo:min-height="0.478cm" fo:min-width="1.58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9" style:family="graphic">
      <style:graphic-properties draw:textarea-horizontal-align="justify" draw:textarea-vertical-align="middle" draw:auto-grow-height="false" fo:min-height="0.466cm" fo:min-width="1.58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0" style:family="graphic">
      <style:graphic-properties draw:textarea-horizontal-align="justify" draw:textarea-vertical-align="middle" draw:auto-grow-height="false" fo:min-height="0.736cm" fo:min-width="1.66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1" style:family="graphic">
      <style:graphic-properties draw:textarea-horizontal-align="justify" draw:textarea-vertical-align="middle" draw:auto-grow-height="false" fo:min-height="0.471cm" fo:min-width="1.7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2" style:family="graphic">
      <style:graphic-properties draw:textarea-horizontal-align="justify" draw:textarea-vertical-align="middle" draw:auto-grow-height="false" fo:min-height="0.392cm" fo:min-width="1.7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">Cycle de vie d’un </text:span>relevé IPC</text:p>
      <text:p text:style-name="P1"/>
      <text:p text:style-name="P4"/>
      <text:p text:style-name="P1"><draw:custom-shape text:anchor-type="paragraph" draw:z-index="2" draw:name="Forme1" draw:style-name="gr3" draw:text-style-name="P9" svg:width="11.812cm" svg:height="8.935cm" svg:x="26.231cm" svg:y="0.12cm"><text:p text:style-name="P6"><text:span text:style-name="T2">Transfert PRISME vers tablette</text:span></text:p><text:p text:style-name="P7"/><text:p text:style-name="P8">Phase de descente des relevés sur la tablette</text:p><text:p text:style-name="P8"/><text:p text:style-name="P8"/><text:p text:style-name="P8">Sélection de tous les relevés des </text:p><text:p text:style-name="P8">tournées avec au moins 1 relevé « à faire »</text:p><text:p text:style-name="P8"/><text:p text:style-name="P8"/><text:p text:style-name="P8">On descend uniquement les tournées dont la date de <text:s/></text:p><text:p text:style-name="P8">collecte est dans les X jours à venir </text:p><text:p text:style-name="P8">ou qui contiennent encore des relevés « réalisables »</text:p><text:p text:style-name="P8">(à faire et pas expiré)</text:p><text:p text:style-name="P8"/><text:p text:style-name="P8"/><text:p text:style-name="P8"/><text:p text:style-name="P8"/><text:p text:style-name="P7"/><draw:enhanced-geometry svg:viewBox="0 0 21600 21600" draw:type="rectangle" draw:enhanced-path="M 0 0 L 21600 0 21600 21600 0 21600 0 0 Z N"/></draw:custom-shape><draw:custom-shape text:anchor-type="paragraph" draw:z-index="20" draw:name="Forme1" draw:style-name="gr16" draw:text-style-name="P9" svg:width="12.357cm" svg:height="8.483cm" svg:x="-0.146cm" svg:y="0.307cm"><text:p text:style-name="P6"><text:span text:style-name="T2">IPC extrait les relevés à réaliser</text:span></text:p><text:p text:style-name="P7"/><text:p text:style-name="P8">Calendrier : </text:p><text:p text:style-name="P8">Extraction le mardi de semaine 3 (m-1) des relevés à faire en m </text:p><text:p text:style-name="P8"/><text:p text:style-name="P8">Pb : on ne connaît pas encore précisément tous les relevés à faire pour le</text:p><text:p text:style-name="P8">mois m car les semaines de collecte S3-S4 du mois m-1 ne sont pas finies</text:p><text:p text:style-name="P8"/><text:p text:style-name="P8">Ex : un produit remplacé dans un nouveau PV proposé en S4 m-1 et </text:p><text:p text:style-name="P8">accepté =&gt; il faut connaître le nouveau PV à enquêter pour le relevé m</text:p><text:p text:style-name="P8"/><text:p text:style-name="P8">Ex : une forte hausse de prix d’un relevé en S4 validée</text:p><text:p text:style-name="P8">=&gt; il faut connaître le prix du produit m-1 dans le relevé m</text:p><text:p text:style-name="P8"/><text:p text:style-name="P8">Ex : un produit remplacé dans un nouveau PV proposé en S4 m-1 est </text:p><text:p text:style-name="P8">refusé et le gestionnaire indique que le produit doit être remplacé le mois</text:p><text:p text:style-name="P8">suivant =&gt; il s’agit en fait d’un produit à remplacer à non pas un relevé</text:p><text:p text:style-name="P8"/><text:p text:style-name="P8">=&gt; Il faut intégrer ces modifications de manière continue</text:p><text:p text:style-name="P8"/><text:p text:style-name="P8"/><text:p text:style-name="P8"/><text:p text:style-name="P8"/><text:p text:style-name="P8"/><text:p text:style-name="P8"/><text:p text:style-name="P8"/><text:p text:style-name="P8"/><text:p text:style-name="P7"><text:tab/></text:p><draw:enhanced-geometry svg:viewBox="0 0 21600 21600" draw:type="rectangle" draw:enhanced-path="M 0 0 L 21600 0 21600 21600 0 21600 0 0 Z N"/></draw:custom-shape><draw:custom-shape text:anchor-type="paragraph" draw:z-index="0" draw:name="Forme1" draw:style-name="gr1" draw:text-style-name="P9" svg:width="12.258cm" svg:height="9.575cm" svg:x="13.003cm" svg:y="0.157cm"><text:p text:style-name="P6"><text:span text:style-name="T2">Transfert IPC vers PRISME</text:span></text:p><text:p text:style-name="P7"/><text:p text:style-name="P8">Batch quotidien qui transfère les relevés de IPC vers PRISME</text:p><text:p text:style-name="P8"><text:s/><text:span text:style-name="T3">à faire</text:span> dans les 7 jours à venir</text:p><text:p text:style-name="P8"/><text:p text:style-name="P8">- sélection des relevés selon leur date prévue : </text:p><text:p text:style-name="P8">J-X ≤ date prévue du relevé ≤ J+Y</text:p><text:p text:style-name="P8">Par défaut tout le mois d’enquête</text:p><text:p text:style-name="P8">Les relevés sont intégrés dans Prisme avec état = « à faire »</text:p><text:p text:style-name="P8"/><text:p text:style-name="P8">Report dans Prisme des modifications apportées sur les relevés</text:p><text:p text:style-name="P8">(historique de prix, DPN, …) sauf si le relevé a déjà été transféré</text:p><text:p text:style-name="P8">de la tablette vers Prisme</text:p><text:p text:style-name="P8"/><text:p text:style-name="P8">Pour chaque relevé : </text:p><text:p text:style-name="P8">- Calcul d’une période de décalage autorisée (% la date initiale)</text:p><text:p text:style-name="P8">- Calcul d’une période de collecte du relevé (% la date prévue)</text:p><text:p text:style-name="P8">- Calcul d’une période de remplacement</text:p><text:p text:style-name="P8"/><text:p text:style-name="P8">- <text:s/>Transformation du relevé en produit à remplacer </text:p><text:p text:style-name="P8">si la consigne qui est donnée à l’enquêteur est en fait de </text:p><text:p text:style-name="P8">remplacer le produit</text:p><text:p text:style-name="P8"/><text:p text:style-name="P8"/><text:p text:style-name="P8"/><text:p text:style-name="P8"/><text:p text:style-name="P8"/><text:p text:style-name="P7"><text:tab/></text:p><draw:enhanced-geometry svg:viewBox="0 0 21600 21600" draw:type="rectangle" draw:enhanced-path="M 0 0 L 21600 0 21600 21600 0 21600 0 0 Z N"/></draw:custom-shape></text:p>
      <text:p text:style-name="P1"/>
      <text:p text:style-name="P1"><draw:custom-shape text:anchor-type="paragraph" draw:z-index="1" draw:name="Forme2" draw:style-name="gr2" draw:text-style-name="P10" svg:width="1.86cm" svg:height="0.735cm" svg:x="23.402cm" svg:y="0.173cm"><text:p text:style-name="P6"><text:span text:style-name="T4">US 0001</text:span></text:p><draw:enhanced-geometry svg:viewBox="0 0 21600 21600" draw:type="rectangle" draw:enhanced-path="M 0 0 L 21600 0 21600 21600 0 21600 0 0 Z N"/></draw:custom-shape></text:p>
      <text:p text:style-name="P1"/>
      <text:p text:style-name="P1"><draw:custom-shape text:anchor-type="paragraph" draw:z-index="4" draw:name="Forme2" draw:style-name="gr5" draw:text-style-name="P10" svg:width="2.177cm" svg:height="0.735cm" svg:x="35.865cm" svg:y="0.356cm"><text:p text:style-name="P6"><text:span text:style-name="T4">US 0003</text:span></text:p><draw:enhanced-geometry svg:viewBox="0 0 21600 21600" draw:type="rectangle" draw:enhanced-path="M 0 0 L 21600 0 21600 21600 0 21600 0 0 Z N"/></draw:custom-shape><draw:custom-shape text:anchor-type="paragraph" draw:z-index="12" draw:name="Forme3" draw:style-name="gr9" draw:text-style-name="P13" svg:width="0.717cm" svg:height="0.738cm" svg:x="25.515cm" svg:y="0.367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1"><draw:custom-shape text:anchor-type="paragraph" draw:z-index="11" draw:name="Forme3" draw:style-name="gr9" draw:text-style-name="P13" svg:width="0.717cm" svg:height="0.738cm" svg:x="12.176cm" svg:y="0.235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1"/>
      <text:p text:style-name="P1"/>
      <text:p text:style-name="P1"/>
      <text:p text:style-name="P1"><draw:custom-shape text:anchor-type="paragraph" draw:z-index="5" draw:name="Forme2" draw:style-name="gr5" draw:text-style-name="P10" svg:width="2.177cm" svg:height="0.735cm" svg:x="35.865cm" svg:y="0.037cm"><text:p text:style-name="P6"><text:span text:style-name="T4">US 0015</text:span></text:p><draw:enhanced-geometry svg:viewBox="0 0 21600 21600" draw:type="rectangle" draw:enhanced-path="M 0 0 L 21600 0 21600 21600 0 21600 0 0 Z N"/></draw:custom-shape></text:p>
      <text:p text:style-name="P1"><draw:custom-shape text:anchor-type="paragraph" draw:z-index="21" draw:name="Forme2" draw:style-name="gr17" draw:text-style-name="P10" svg:width="1.588cm" svg:height="0.735cm" svg:x="23.673cm" svg:y="0.132cm"><text:p text:style-name="P6"><text:span text:style-name="T4">US 0016</text:span></text:p><draw:enhanced-geometry svg:viewBox="0 0 21600 21600" draw:type="rectangle" draw:enhanced-path="M 0 0 L 21600 0 21600 21600 0 21600 0 0 Z N"/></draw:custom-shape></text:p>
      <text:p text:style-name="P1"/>
      <text:p text:style-name="P1"/>
      <text:p text:style-name="P1"/>
      <text:p text:style-name="P1"/>
      <text:p text:style-name="P1"><draw:custom-shape text:anchor-type="paragraph" draw:z-index="24" draw:name="Forme2" draw:style-name="gr19" draw:text-style-name="P10" svg:width="1.588cm" svg:height="0.466cm" svg:x="23.673cm" svg:y="0.034cm"><text:p text:style-name="P6"><text:span text:style-name="T4">US 0012a</text:span></text:p><draw:enhanced-geometry svg:viewBox="0 0 21600 21600" draw:type="rectangle" draw:enhanced-path="M 0 0 L 21600 0 21600 21600 0 21600 0 0 Z N"/></draw:custom-shape></text:p>
      <text:p text:style-name="P1"><draw:custom-shape text:anchor-type="paragraph" draw:z-index="3" draw:name="Forme2" draw:style-name="gr4" draw:text-style-name="P10" svg:width="1.588cm" svg:height="0.472cm" svg:x="23.673cm" svg:y="0.093cm"><text:p text:style-name="P6"><text:span text:style-name="T4">US 0012b</text:span></text:p><draw:enhanced-geometry svg:viewBox="0 0 21600 21600" draw:type="rectangle" draw:enhanced-path="M 0 0 L 21600 0 21600 21600 0 21600 0 0 Z N"/></draw:custom-shape></text:p>
      <text:p text:style-name="P1"><draw:custom-shape text:anchor-type="paragraph" draw:z-index="23" draw:name="Forme2" draw:style-name="gr18" draw:text-style-name="P17" svg:width="1.59cm" svg:height="0.479cm" svg:x="23.671cm" svg:y="0.159cm"><text:p text:style-name="P6"><text:span text:style-name="T5">US 0018</text:span></text:p><draw:enhanced-geometry svg:viewBox="0 0 21600 21600" draw:type="rectangle" draw:enhanced-path="M 0 0 L 21600 0 21600 21600 0 21600 0 0 Z N"/></draw:custom-shape></text:p>
      <text:p text:style-name="P1"/>
      <text:p text:style-name="P1"><draw:custom-shape text:anchor-type="paragraph" draw:z-index="25" draw:name="Forme2" draw:style-name="gr20" draw:text-style-name="P17" svg:width="1.669cm" svg:height="0.736cm" svg:x="23.592cm" svg:y="0.125cm"><text:p text:style-name="P6"><text:span text:style-name="T5">US 0064</text:span></text:p><draw:enhanced-geometry svg:viewBox="0 0 21600 21600" draw:type="rectangle" draw:enhanced-path="M 0 0 L 21600 0 21600 21600 0 21600 0 0 Z N"/></draw:custom-shape></text:p>
      <text:p text:style-name="P1"/>
      <text:p text:style-name="P1"/>
      <text:p text:style-name="P1"/>
      <text:p text:style-name="P1"><draw:custom-shape text:anchor-type="paragraph" draw:z-index="13" draw:name="Forme4" draw:style-name="gr10" draw:text-style-name="P14" svg:width="0.754cm" svg:height="0.632cm" svg:x="31.918cm" svg:y="0.344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1"/>
      <text:p text:style-name="P1"/>
      <text:p text:style-name="P1"><draw:custom-shape text:anchor-type="paragraph" draw:z-index="15" draw:name="Forme1" draw:style-name="gr12" draw:text-style-name="P9" svg:width="11.547cm" svg:height="6.966cm" svg:x="0.002cm" svg:y="0.062cm"><text:p text:style-name="P6"><text:span text:style-name="T2">Transfert de Prisme vers IPC</text:span></text:p><text:p text:style-name="P7"/><text:p text:style-name="P8"/><text:p text:style-name="P8"/><draw:enhanced-geometry svg:viewBox="0 0 21600 21600" draw:type="rectangle" draw:enhanced-path="M 0 0 L 21600 0 21600 21600 0 21600 0 0 Z N"/></draw:custom-shape><draw:custom-shape text:anchor-type="paragraph" draw:z-index="6" draw:name="Forme1" draw:style-name="gr6" draw:text-style-name="P9" svg:width="12.11cm" svg:height="9.455cm" svg:x="25.924cm" svg:y="0.206cm"><text:p text:style-name="P6"><text:span text:style-name="T2">Collecte des relevés sur la tablette</text:span></text:p><text:p text:style-name="P7"/><text:p text:style-name="P8"/><text:p text:style-name="P8">Les relevés « à faire » sur la tablette peuvent passer au statut : </text:p><text:p text:style-name="P11">En attente</text:p><text:p text:style-name="P11">Fait</text:p><text:p text:style-name="P12"/><text:p text:style-name="P12"/><text:p text:style-name="P12">Certains relevés sont accessibles uniquement en consultation</text:p><text:p text:style-name="P12">sur la tablette : </text:p><text:p text:style-name="P12">- les relevés déjà transférés</text:p><text:p text:style-name="P12">- les relevés en dehors de la période de collecte du relevé</text:p><text:p text:style-name="P12"/><text:p text:style-name="P12"/><text:p text:style-name="P12">Remplacement validé ou mis en attente (même PV / autre PV) :</text:p><text:p text:style-name="P12">le relevé devient un produit à remplacer qui sort de la tournée</text:p><text:p text:style-name="P12"/><text:p text:style-name="P7"/><draw:enhanced-geometry svg:viewBox="0 0 21600 21600" draw:type="rectangle" draw:enhanced-path="M 0 0 L 21600 0 21600 21600 0 21600 0 0 Z N"/></draw:custom-shape></text:p>
      <text:p text:style-name="P1"/>
      <text:p text:style-name="P1"><draw:custom-shape text:anchor-type="paragraph" draw:z-index="7" draw:name="Forme1" draw:style-name="gr7" draw:text-style-name="P9" svg:width="11.824cm" svg:height="9.042cm" svg:x="12.755cm" svg:y="0.046cm"><text:p text:style-name="P6"><text:span text:style-name="T2">Transfert de la tablette vers Prisme</text:span></text:p><text:p text:style-name="P7"/><text:p text:style-name="P8"/><text:p text:style-name="P8">1) Phase de remontée des relevés vers Prisme</text:p><text:p text:style-name="P12"/><text:p text:style-name="P12">- Les relevés « faits » non transférés sont envoyés</text:p><text:p text:style-name="P12">vers Prisme.</text:p><text:p text:style-name="P12"/><text:p text:style-name="P12">- Les relevés « à faire » ou « en attente » <text:s/>expirés </text:p><text:p text:style-name="P12">sont transférés vers Prisme</text:p><text:p text:style-name="P12"/><text:p text:style-name="P12">- Les relevés « faits » par l’enquêteur mettent à jour</text:p><text:p text:style-name="P12">Prisme même si celui-ci n’est plus l’enquêteur désigné</text:p><text:p text:style-name="P8"/><text:p text:style-name="P8"/><text:p text:style-name="P8">2) Phase de purge des relevés présents sur la tablette</text:p><text:p text:style-name="P8"/><text:p text:style-name="P8"><text:tab/>- si l’enquêteur désigné dans Prisme est différent</text:p><text:p text:style-name="P8"/><text:p text:style-name="P8"><text:tab/>- si tous les relevés de la tournée ont été transférés</text:p><text:p text:style-name="P8"><text:tab/>et dont la date de collecte est dépassée depuis X jour</text:p><text:p text:style-name="P8"><text:tab/></text:p><draw:enhanced-geometry svg:viewBox="0 0 21600 21600" draw:type="rectangle" draw:enhanced-path="M 0 0 L 21600 0 21600 21600 0 21600 0 0 Z N"/></draw:custom-shape></text:p>
      <text:p text:style-name="P1"/>
      <text:p text:style-name="P1"><draw:custom-shape text:anchor-type="paragraph" draw:z-index="17" draw:name="Forme2" draw:style-name="gr14" draw:text-style-name="P10" svg:width="1.652cm" svg:height="0.671cm" svg:x="28.709cm" svg:y="0.383cm"><text:p text:style-name="P7"><text:span text:style-name="T4">US 0011</text:span></text:p><draw:enhanced-geometry svg:viewBox="0 0 21600 21600" draw:type="rectangle" draw:enhanced-path="M 0 0 L 21600 0 21600 21600 0 21600 0 0 Z N"/></draw:custom-shape></text:p>
      <text:p text:style-name="P1"/>
      <text:p text:style-name="P1"><draw:custom-shape text:anchor-type="paragraph" draw:z-index="19" draw:name="Forme5" draw:style-name="gr13" draw:text-style-name="P14" svg:width="0.715cm" svg:height="0.953cm" svg:x="24.763cm" svg:y="0.139cm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8" draw:name="Forme2" draw:style-name="gr5" draw:text-style-name="P10" svg:width="2.177cm" svg:height="0.735cm" svg:x="22.401cm" svg:y="0.351cm"><text:p text:style-name="P6"><text:span text:style-name="T4">US 0008a</text:span></text:p><draw:enhanced-geometry svg:viewBox="0 0 21600 21600" draw:type="rectangle" draw:enhanced-path="M 0 0 L 21600 0 21600 21600 0 21600 0 0 Z N"/></draw:custom-shape></text:p>
      <text:p text:style-name="P1"><draw:custom-shape text:anchor-type="paragraph" draw:z-index="16" draw:name="Forme5" draw:style-name="gr13" draw:text-style-name="P14" svg:width="0.715cm" svg:height="0.953cm" svg:x="11.73cm" svg:y="0.064cm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18" draw:name="Forme2" draw:style-name="gr15" draw:text-style-name="P16" svg:width="8.425cm" svg:height="0.765cm" svg:x="28.709cm" svg:y="0.012cm"><text:p text:style-name="P7"><text:span text:style-name="T4">US 0007, 0046, 0047, 0048, 0050, 0053, 0061, 0062</text:span></text:p><draw:enhanced-geometry svg:viewBox="0 0 21600 21600" draw:type="rectangle" draw:enhanced-path="M 0 0 L 21600 0 21600 21600 0 21600 0 0 Z N"/></draw:custom-shape></text:p>
      <text:p text:style-name="P1"/>
      <text:p text:style-name="P1"><draw:custom-shape text:anchor-type="paragraph" draw:z-index="9" draw:name="Forme2" draw:style-name="gr5" draw:text-style-name="P10" svg:width="2.177cm" svg:height="0.735cm" svg:x="22.401cm" svg:y="0.383cm"><text:p text:style-name="P6"><text:span text:style-name="T4">US 0008b</text:span></text:p><draw:enhanced-geometry svg:viewBox="0 0 21600 21600" draw:type="rectangle" draw:enhanced-path="M 0 0 L 21600 0 21600 21600 0 21600 0 0 Z N"/></draw:custom-shape></text:p>
      <text:p text:style-name="P1"><draw:custom-shape text:anchor-type="paragraph" draw:z-index="14" draw:name="Forme2" draw:style-name="gr11" draw:text-style-name="P15" svg:width="1.461cm" svg:height="0.736cm" svg:x="36.572cm" svg:y="0.288cm"><text:p text:style-name="P6"><text:span text:style-name="T5">US 0019</text:span></text:p><draw:enhanced-geometry svg:viewBox="0 0 21600 21600" draw:type="rectangle" draw:enhanced-path="M 0 0 L 21600 0 21600 21600 0 21600 0 0 Z N"/></draw:custom-shape></text:p>
      <text:p text:style-name="P1"/>
      <text:p text:style-name="P1"/>
      <text:p text:style-name="P1"><draw:custom-shape text:anchor-type="paragraph" draw:z-index="22" draw:name="Forme2" draw:style-name="gr5" draw:text-style-name="P10" svg:width="2.177cm" svg:height="0.735cm" svg:x="22.401cm" svg:y="0.229cm"><text:p text:style-name="P6"><text:span text:style-name="T4">US 0008c</text:span></text:p><draw:enhanced-geometry svg:viewBox="0 0 21600 21600" draw:type="rectangle" draw:enhanced-path="M 0 0 L 21600 0 21600 21600 0 21600 0 0 Z N"/></draw:custom-shape></text:p>
      <text:p text:style-name="P1"/>
      <text:p text:style-name="P1"/>
      <text:p text:style-name="P3"><draw:custom-shape text:anchor-type="paragraph" draw:z-index="10" draw:name="Forme2" draw:style-name="gr8" draw:text-style-name="P10" svg:width="1.714cm" svg:height="0.735cm" svg:x="22.865cm" svg:y="0.386cm"><text:p text:style-name="P6"><text:span text:style-name="T4">US 0035a</text:span></text:p><draw:enhanced-geometry svg:viewBox="0 0 21600 21600" draw:type="rectangle" draw:enhanced-path="M 0 0 L 21600 0 21600 21600 0 21600 0 0 Z N"/></draw:custom-shape><draw:custom-shape text:anchor-type="paragraph" draw:z-index="26" draw:name="Forme2" draw:style-name="gr21" draw:text-style-name="P15" svg:width="1.721cm" svg:height="0.472cm" svg:x="36.313cm" svg:y="0.146cm"><text:p text:style-name="P6"><text:span text:style-name="T5">US 0049a</text:span></text:p><draw:enhanced-geometry svg:viewBox="0 0 21600 21600" draw:type="rectangle" draw:enhanced-path="M 0 0 L 21600 0 21600 21600 0 21600 0 0 Z N"/></draw:custom-shape></text:p>
      <text:p text:style-name="P2"><draw:custom-shape text:anchor-type="paragraph" draw:z-index="27" draw:name="Forme2" draw:style-name="gr22" draw:text-style-name="P15" svg:width="1.721cm" svg:height="0.392cm" svg:x="36.313cm" svg:y="0.212cm"><text:p text:style-name="P6"><text:span text:style-name="T5">US 0049b</text:span></text:p><draw:enhanced-geometry svg:viewBox="0 0 21600 21600" draw:type="rectangle" draw:enhanced-path="M 0 0 L 21600 0 21600 21600 0 21600 0 0 Z N"/></draw:custom-shape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Arial" svg:font-family="Arial" style:font-family-generic="swiss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0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0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2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style:font-family-generic="swiss" fo:font-size="9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42cm" fo:page-height="29.7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5T12:29:23.649000000</meta:creation-date>
    <dc:date>2018-12-18T18:15:51.678000000</dc:date>
    <meta:editing-duration>PT21H56M23S</meta:editing-duration>
    <meta:editing-cycles>158</meta:editing-cycles>
    <meta:generator>LibreOffice/5.4.6.2$Windows_X86_64 LibreOffice_project/4014ce260a04f1026ba855d3b8d91541c224eab8</meta:generator>
    <meta:print-date>2018-12-13T12:40:18.051000000</meta:print-date>
    <meta:document-statistic meta:table-count="0" meta:image-count="0" meta:object-count="0" meta:page-count="1" meta:paragraph-count="1" meta:word-count="6" meta:character-count="28" meta:non-whitespace-character-count="23"/>
  </office:meta>
</office:document-meta>
</file>